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7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a" number:country="DK">k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utik</text:p>
          </table:table-cell>
          <table:table-cell office:value-type="string" calcext:value-type="string">
            <text:p>Beskrivelse</text:p>
          </table:table-cell>
          <table:table-cell table:style-name="Default" office:value-type="string" calcext:value-type="string">
            <text:p>Antal</text:p>
          </table:table-cell>
          <table:table-cell table:style-name="ce1" office:value-type="string" calcext:value-type="string">
            <text:p>Pris pr stk</text:p>
          </table:table-cell>
          <table:table-cell office:value-type="string" calcext:value-type="string">
            <text:p>Samlet p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hus styring</text:p>
          </table:table-cell>
          <table:table-cell table:number-columns-repeated="2"/>
          <table:table-cell table:style-name="Default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Plantorama Randers</text:p>
          </table:table-cell>
          <table:table-cell office:value-type="string" calcext:value-type="string">
            <text:p>Eheim CompactOn 300</text:p>
          </table:table-cell>
          <table:table-cell table:style-name="Default" office:value-type="float" office:value="1" calcext:value-type="float">
            <text:p>1</text:p>
          </table:table-cell>
          <table:table-cell table:style-name="ce1" table:formula="of:=129*0.8" office:value-type="currency" office:currency="DKK" office:value="103.2" calcext:value-type="currency">
            <text:p>kr. 103,20</text:p>
          </table:table-cell>
          <table:table-cell table:style-name="ce1" table:formula="of:=[.E4]*[.D4]" office:value-type="currency" office:currency="DKK" office:value="103.2" calcext:value-type="currency">
            <text:p>kr. 103,20</text:p>
          </table:table-cell>
          <table:table-cell/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Plantorama Randers</text:p>
          </table:table-cell>
          <table:table-cell office:value-type="string" calcext:value-type="string">
            <text:p>SF Akvarieslange Ø9/12 3 meter</text:p>
          </table:table-cell>
          <table:table-cell table:style-name="Default" office:value-type="float" office:value="1" calcext:value-type="float">
            <text:p>1</text:p>
          </table:table-cell>
          <table:table-cell table:style-name="ce1" table:formula="of:=44.95*0.8" office:value-type="currency" office:currency="DKK" office:value="35.96" calcext:value-type="currency">
            <text:p>kr. 35,96</text:p>
          </table:table-cell>
          <table:table-cell table:style-name="ce1" table:formula="of:=[.D5]*[.E5]" office:value-type="currency" office:currency="DKK" office:value="35.96" calcext:value-type="currency">
            <text:p>kr. 35,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vigh-Müller</text:p>
          </table:table-cell>
          <table:table-cell office:value-type="string" calcext:value-type="string">
            <text:p>Siemens LOGO! 12/24RCE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currency" office:currency="DKK" office:value="1048.38" calcext:value-type="currency">
            <text:p>kr. 1.048,38</text:p>
          </table:table-cell>
          <table:table-cell table:style-name="ce1" table:formula="of:=[.D6]*[.E6]" office:value-type="currency" office:currency="DKK" office:value="1048.38" calcext:value-type="currency">
            <text:p>kr. 1.048,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vigh-Müller</text:p>
          </table:table-cell>
          <table:table-cell office:value-type="string" calcext:value-type="string">
            <text:p>Siemens LOGO! Power 24V/2,5A Stabliaseret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currency" office:currency="DKK" office:value="547.03" calcext:value-type="currency">
            <text:p>kr. 547,03</text:p>
          </table:table-cell>
          <table:table-cell table:style-name="ce1" table:formula="of:=[.D7]*[.E7]" office:value-type="currency" office:currency="DKK" office:value="547.03" calcext:value-type="currency">
            <text:p>kr. 547,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mvigh-Müller</text:p>
          </table:table-cell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mlet</text:p>
          </table:table-cell>
          <table:table-cell table:number-columns-repeated="2"/>
          <table:table-cell table:style-name="ce1" table:formula="of:=SUM([.F4:.F7])" office:value-type="currency" office:currency="DKK" office:value="1734.57" calcext:value-type="currency">
            <text:p>kr. 1.734,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ms (25%)</text:p>
          </table:table-cell>
          <table:table-cell table:number-columns-repeated="2"/>
          <table:table-cell table:style-name="ce1" table:formula="of:=0.25*[.F13]" office:value-type="currency" office:currency="DKK" office:value="433.6425" calcext:value-type="currency">
            <text:p>kr. 433,6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amlet pris inkl. moms</text:p>
          </table:table-cell>
          <table:table-cell table:number-columns-repeated="2"/>
          <table:table-cell table:style-name="ce1" table:formula="of:=SUM([.F13:.F14])" office:value-type="currency" office:currency="DKK" office:value="2168.2125" calcext:value-type="currency">
            <text:p>kr. 2.168,21</text:p>
          </table:table-cell>
          <table:table-cell table:number-columns-repeated="3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14:41.233490567</meta:creation-date>
    <dc:date>2018-11-10T16:05:41.699869241</dc:date>
    <meta:editing-duration>PT40M50S</meta:editing-duration>
    <meta:editing-cycles>4</meta:editing-cycles>
    <meta:generator>LibreOffice/6.0.6.2$Linux_X86_64 LibreOffice_project/00m0$Build-2</meta:generator>
    <meta:document-statistic meta:table-count="1" meta:cell-count="33" meta:object-count="0"/>
  </office:meta>
</office:document-meta>
</file>